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182" calcext:value-type="float">
            <text:p>107.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9648" calcext:value-type="float">
            <text:p>106.14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2992" calcext:value-type="float">
            <text:p>105.4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0136" calcext:value-type="float">
            <text:p>104.7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384" calcext:value-type="float">
            <text:p>103.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208" calcext:value-type="float">
            <text:p>102.2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91264" calcext:value-type="float">
            <text:p>100.7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1144" calcext:value-type="float">
            <text:p>99.8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1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59216" calcext:value-type="float">
            <text:p>97.3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6992" calcext:value-type="float">
            <text:p>95.5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2516" calcext:value-type="float">
            <text:p>94.6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6176" calcext:value-type="float">
            <text:p>92.0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804</text:p>
          </table:table-cell>
          <table:table-cell office:value-type="string" calcext:value-type="string">
            <text:p>Hart Quad</text:p>
          </table:table-cell>
          <table:table-cell office:value-type="string" calcext:value-type="string">
            <text:p>200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